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6167a"/>
    </style:style>
    <style:style style:name="T2" style:family="text">
      <style:text-properties officeooo:rsid="000681a4"/>
    </style:style>
    <style:style style:name="T3" style:family="text">
      <style:text-properties officeooo:rsid="00085d32"/>
    </style:style>
    <style:style style:name="T4" style:family="text">
      <style:text-properties officeooo:rsid="000906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1">Metriken implementieren: </text:span><text:span text:style-name="T2">micro </text:span><text:span text:style-name="T1">F1, </text:span><text:span text:style-name="T2">macro F1, precision, recall, hamming loss</text:span></text:p>
      <text:p text:style-name="Text_20_body">- <text:span text:style-name="T2">k-fold cross-validation implementieren</text:span></text:p>
      <text:p text:style-name="Text_20_body">- <text:span text:style-name="T3">data augmentation implementieren mit </text:span><text:a xlink:type="simple" xlink:href="https://pypi.org/project/nlpaug/" text:style-name="Internet_20_link" text:visited-style-name="Visited_20_Internet_20_Link"><text:span text:style-name="T3">https://pypi.org/project/nlpaug/</text:span></text:a></text:p>
      <text:p text:style-name="Text_20_body">- <text:span text:style-name="T4">Schierholz lesen und abgleichen mit Nahoomi</text:span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1-12-08T14:22:24.716000000</dc:date>
    <meta:editing-duration>PT21M27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" meta:word-count="30" meta:character-count="245" meta:non-whitespace-character-count="220"/>
  </office:meta>
</office:document-meta>
</file>